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stroke-linejoin="bevel" draw:textarea-horizontal-align="justify" draw:textarea-vertical-align="top" draw:auto-grow-height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objectwithoutfill">
      <style:graphic-properties draw:marker-start="Rounded_20_large_20_Arrow" draw:marker-end="Rounded_20_large_20_Arrow" draw:fill="none" draw:textarea-vertical-align="middle"/>
    </style:style>
    <style:style style:name="gr5" style:family="graphic" style:parent-style-name="objectwithoutfill">
      <style:graphic-properties draw:marker-start="" draw:marker-end="Rounded_20_large_20_Arrow" draw:fill="none" draw:textarea-vertical-align="middle"/>
    </style:style>
    <style:style style:name="gr6" style:family="graphic" style:parent-style-name="objectwithoutfill">
      <style:graphic-properties draw:marker-end="Rounded_20_large_20_Arrow" draw:fill="none" draw:textarea-vertical-align="middle"/>
    </style:style>
    <style:style style:name="gr7" style:family="graphic" style:parent-style-name="objectwithoutfill">
      <style:graphic-properties draw:marker-start="Rounded_20_large_20_Arrow" draw:marker-end="" draw:fill="none" draw:textarea-vertical-align="middle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svg:stroke-color="#000000" svg:stroke-opacity="100%" draw:opacity="0%" draw:textarea-horizontal-align="justify" draw:textarea-vertical-align="middle" draw:auto-grow-height="false"/>
    </style:style>
    <style:style style:name="gr10" style:family="graphic" style:parent-style-name="objectwithoutfill">
      <style:graphic-properties svg:stroke-width="0.212cm" draw:marker-start="Arrow" draw:marker-start-width="0.516cm" draw:marker-end="Arrow" draw:marker-end-width="0.516cm" draw:fill="none" draw:textarea-vertical-align="middle" fo:padding-top="0.229cm" fo:padding-bottom="0.229cm" fo:padding-left="0.354cm" fo:padding-right="0.354cm"/>
    </style:style>
    <style:style style:name="gr11" style:family="graphic" style:parent-style-name="objectwithoutfill">
      <style:graphic-properties draw:marker-start="Rounded_20_large_20_Arrow" draw:fill="none" draw:textarea-vertical-align="middle"/>
    </style:style>
    <style:style style:name="gr12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margin-top="0.409cm" fo:margin-bottom="0.409cm" fo:text-align="center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size="24pt" style:font-size-asian="24pt" style:font-size-complex="24pt"/>
    </style:style>
    <style:style style:name="P5" style:family="paragraph">
      <style:text-properties fo:font-size="13pt" style:font-size-asian="13pt" style:font-size-complex="13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3.81cm" svg:height="4.064cm" svg:x="3.048cm" svg:y="4.826cm">
          <text:p text:style-name="P1">Normal</text:p>
          <text:p text:style-name="P1">User</text:p>
          <text:p text:style-name="P1">Process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826cm" svg:height="3.34cm" svg:x="14.336cm" svg:y="3.302cm">
          <text:p text:style-name="P2">VM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81cm" svg:height="1.448cm" svg:x="14.844cm" svg:y="4.826cm">
          <text:p text:style-name="P1">Guest OS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826cm" svg:height="2.032cm" svg:x="14.336cm" svg:y="6.858cm">
          <text:p text:style-name="P1">Qemu I/O</text:p>
          <text:p text:style-name="P1">(User Space)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7.526cm" svg:height="5.588cm" svg:x="1.778cm" svg:y="9.906cm">
          <text:p text:style-name="P3"><text:span text:style-name="T1">Linux</text:span></text:p>
          <text:p text:style-name="P3"><text:span text:style-name="T1">Kernel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7.526cm" svg:height="1.778cm" svg:x="1.778cm" svg:y="17.156cm">
          <text:p text:style-name="P3"><text:span text:style-name="T1">Hardware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08cm" svg:height="2.286cm" svg:x="12.862cm" svg:y="12.338cm">
          <text:p text:style-name="P1">KV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032cm" svg:height="1.016cm" svg:x="8.828cm" svg:y="11.022cm">
          <text:p text:style-name="P1">Tap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932cm" svg:height="2.294cm" svg:x="5.434cm" svg:y="10.414cm">
          <text:p text:style-name="P1">S/W</text:p>
          <text:p text:style-name="P1">bridg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858cm" svg:height="1.27cm" svg:x="4.934cm" svg:y="13.716cm">
          <text:p text:style-name="P1">Physical Device Driver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556cm" svg:height="1.016cm" svg:x="6.304cm" svg:y="17.456cm">
          <text:p text:style-name="P1">NIC</text:p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3.048cm" svg:height="0.763cm" svg:x="8.636cm" svg:y="15.748cm">
          <draw:text-box>
            <text:p><text:span text:style-name="T2">Interrupts</text:span></text:p>
          </draw:text-box>
        </draw:frame>
        <draw:line draw:style-name="gr4" draw:text-style-name="P1" draw:layer="layout" svg:x1="4.826cm" svg:y1="8.382cm" svg:x2="4.826cm" svg:y2="10.414cm">
          <text:p/>
        </draw:line>
        <draw:line draw:style-name="gr5" draw:text-style-name="P1" draw:layer="layout" svg:x1="8.636cm" svg:y1="17.456cm" svg:x2="8.636cm" svg:y2="14.986cm">
          <text:p/>
        </draw:line>
        <draw:line draw:style-name="gr6" draw:text-style-name="P1" draw:layer="layout" svg:x1="17.126cm" svg:y1="12.649cm" svg:x2="17.126cm" svg:y2="8.636cm">
          <text:p/>
        </draw:line>
        <draw:frame draw:style-name="gr3" draw:text-style-name="P5" draw:layer="layout" svg:width="3.964cm" svg:height="0.763cm" svg:x="16.972cm" svg:y="10.414cm">
          <draw:text-box>
            <text:p><text:span text:style-name="T2">Virtual Interrupts</text:span></text:p>
          </draw:text-box>
        </draw:frame>
        <draw:line draw:style-name="gr4" draw:text-style-name="P1" draw:layer="layout" svg:x1="6.096cm" svg:y1="12.192cm" svg:x2="6.096cm" svg:y2="14.224cm">
          <text:p/>
        </draw:line>
        <draw:line draw:style-name="gr4" draw:text-style-name="P1" draw:layer="layout" svg:x1="16.414cm" svg:y1="5.842cm" svg:x2="16.414cm" svg:y2="7.366cm">
          <text:p/>
        </draw:line>
        <draw:line draw:style-name="gr7" draw:text-style-name="P1" draw:layer="layout" svg:x1="12.862cm" svg:y1="12.954cm" svg:x2="10.922cm" svg:y2="11.684cm">
          <text:p/>
        </draw:line>
        <draw:frame draw:style-name="gr3" draw:text-style-name="P5" draw:layer="layout" svg:width="1.864cm" svg:height="0.763cm" svg:x="10.836cm" svg:y="12.449cm">
          <draw:text-box>
            <text:p><text:span text:style-name="T2">Signal</text:span></text:p>
          </draw:text-box>
        </draw:frame>
        <draw:line draw:style-name="gr4" draw:text-style-name="P1" draw:layer="layout" svg:x1="7.366cm" svg:y1="11.484cm" svg:x2="8.814cm" svg:y2="11.484cm">
          <text:p/>
        </draw:line>
        <draw:line draw:style-name="gr8" draw:text-style-name="P1" draw:layer="layout" svg:x1="7.874cm" svg:y1="12.368cm" svg:x2="7.874cm" svg:y2="12.368cm">
          <text:p/>
        </draw:line>
        <draw:line draw:style-name="gr7" draw:text-style-name="P1" draw:layer="layout" svg:x1="10.922cm" svg:y1="11.538cm" svg:x2="15.113cm" svg:y2="11.538cm">
          <text:p/>
        </draw:line>
        <draw:line draw:style-name="gr6" draw:text-style-name="P1" draw:layer="layout" svg:x1="15.126cm" svg:y1="11.538cm" svg:x2="15.126cm" svg:y2="8.638cm">
          <text:p/>
        </draw:line>
        <draw:line draw:style-name="gr7" draw:text-style-name="P1" draw:layer="layout" svg:x1="7.436cm" svg:y1="17.457cm" svg:x2="7.436cm" svg:y2="14.987cm">
          <text:p/>
        </draw:line>
        <draw:frame draw:style-name="gr3" draw:text-style-name="P5" draw:layer="layout" svg:width="1.976cm" svg:height="0.763cm" svg:x="5.636cm" svg:y="15.749cm">
          <draw:text-box>
            <text:p><text:span text:style-name="T2">Packet</text:span></text:p>
          </draw:text-box>
        </draw:frame>
        <draw:custom-shape draw:style-name="gr9" draw:text-style-name="P1" draw:layer="layout" svg:width="19.812cm" svg:height="18.034cm" svg:x="1.016cm" svg:y="2.03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826cm" svg:height="3.34cm" svg:x="22.595cm" svg:y="3.302cm">
          <text:p text:style-name="P2">VM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81cm" svg:height="1.448cm" svg:x="23.103cm" svg:y="4.826cm">
          <text:p text:style-name="P1">Guest OS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826cm" svg:height="2.032cm" svg:x="22.595cm" svg:y="6.858cm">
          <text:p text:style-name="P1">Qemu I/O</text:p>
          <text:p text:style-name="P1">(User Space)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24.673cm" svg:y1="5.842cm" svg:x2="24.673cm" svg:y2="7.366cm">
          <text:p/>
        </draw:line>
        <draw:line draw:style-name="gr8" draw:text-style-name="P1" draw:layer="layout" svg:x1="25.743cm" svg:y1="8.89cm" svg:x2="25.743cm" svg:y2="8.89cm">
          <text:p/>
        </draw:line>
        <draw:custom-shape draw:style-name="gr9" draw:text-style-name="P1" draw:layer="layout" svg:width="20.066cm" svg:height="18.034cm" svg:x="22.016cm" svg:y="2.032cm">
          <text:p/>
          <draw:enhanced-geometry svg:viewBox="0 0 21600 21600" draw:type="rectangle" draw:enhanced-path="M 0 0 L 21600 0 21600 21600 0 21600 0 0 Z N"/>
        </draw:custom-shape>
        <draw:line draw:style-name="gr10" draw:text-style-name="P1" draw:layer="layout" svg:x1="18.288cm" svg:y1="7.874cm" svg:x2="23.47cm" svg:y2="7.874cm">
          <text:p/>
        </draw:line>
        <draw:custom-shape draw:style-name="gr1" draw:text-style-name="P4" draw:layer="layout" svg:width="17.526cm" svg:height="5.588cm" svg:x="22.578cm" svg:y="9.906cm">
          <text:p text:style-name="P3"><text:span text:style-name="T1">Linux</text:span></text:p>
          <text:p text:style-name="P3"><text:span text:style-name="T1">Kernel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7.526cm" svg:height="1.778cm" svg:x="22.578cm" svg:y="17.156cm">
          <text:p text:style-name="P3"><text:span text:style-name="T1">Hardware</text:span></text:p>
          <draw:enhanced-geometry svg:viewBox="0 0 21600 21600" draw:type="rectangle" draw:enhanced-path="M 0 0 L 21600 0 21600 21600 0 21600 0 0 Z N"/>
        </draw:custom-shape>
        <draw:frame draw:style-name="gr3" draw:layer="layout" svg:width="2.54cm" svg:height="0.962cm" svg:x="19.676cm" svg:y="6.858cm">
          <draw:text-box>
            <text:p>RDMA</text:p>
          </draw:text-box>
        </draw:frame>
        <draw:line draw:style-name="gr7" draw:text-style-name="P1" draw:layer="layout" svg:x1="26.016cm" svg:y1="8.89cm" svg:x2="26.016cm" svg:y2="12.7cm">
          <text:p/>
        </draw:line>
        <draw:custom-shape draw:style-name="gr1" draw:text-style-name="P3" draw:layer="layout" svg:width="5.08cm" svg:height="2.286cm" svg:x="25.563cm" svg:y="12.339cm">
          <text:p text:style-name="P3">KV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1" draw:layer="layout" svg:x1="26.778cm" svg:y1="8.89cm" svg:x2="26.778cm" svg:y2="11.176cm">
          <text:p/>
        </draw:line>
        <draw:line draw:style-name="gr8" draw:text-style-name="P1" draw:layer="layout" svg:x1="26.778cm" svg:y1="11.176cm" svg:x2="28.81cm" svg:y2="11.176cm">
          <text:p/>
        </draw:line>
        <presentation:notes draw:style-name="dp2">
          <draw:page-thumbnail draw:style-name="gr1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Rounded_20_large_20_Arrow" draw:display-name="Rounded large Arrow" svg:viewBox="0 0 1131 2256" svg:d="M1127 2120l-449-2006-9-42-25-39-38-25-38-8-43 8-38 25-25 39-9 42-449 2006v13l-4 9 9 42 25 38 38 25 42 9h903l42-9 38-25 26-38 8-42v-9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HK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16T16:37:32.631562455</meta:creation-date>
    <dc:date>2016-06-21T17:53:30.957386936</dc:date>
    <meta:editing-duration>PT21M49S</meta:editing-duration>
    <meta:editing-cycles>23</meta:editing-cycles>
    <meta:generator>LibreOffice/4.2.8.2$Linux_X86_64 LibreOffice_project/420m0$Build-2</meta:generator>
    <meta:document-statistic meta:object-count="64"/>
  </office:meta>
</office:document-meta>
</file>